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u can get the z table <text:a xlink:type="simple" xlink:href="https://trainings.analyticsvidhya.com/assets/courseware/v1/4216a9c9a9ba79a48285228d02e622dc/asset-v1:AnalyticsVidhya+DS101+2018T2+type@asset+block/Ztable.pdf" office:target-frame-name="[object Object]" xlink:show="replace" text:style-name="Internet_20_link" text:visited-style-name="Visited_20_Internet_20_Link">here.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2:12:19.205406788</meta:creation-date>
    <dc:date>2019-02-12T12:12:44.723889796</dc:date>
    <meta:editing-duration>PT25S</meta:editing-duration>
    <meta:editing-cycles>1</meta:editing-cycles>
    <meta:document-statistic meta:table-count="0" meta:image-count="0" meta:object-count="0" meta:page-count="1" meta:paragraph-count="1" meta:word-count="7" meta:character-count="29" meta:non-whitespace-character-count="23"/>
    <meta:generator>LibreOffice/5.1.6.2$Linux_X86_64 LibreOffice_project/10m0$Build-2</meta:generator>
  </office:meta>
</office:document-meta>
</file>